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text-properties style:font-name="Droid Sans Mono" fo:font-size="201.899993896484pt" style:font-size-asian="201.899993896484pt" style:font-size-complex="201.899993896484pt"/>
    </style:style>
    <style:style style:name="T1" style:family="text">
      <style:text-properties fo:color="#006600" style:font-name="Droid Sans Mono" fo:font-size="201.899993896484pt" style:font-size-asian="201.899993896484pt" style:font-size-complex="201.899993896484pt"/>
    </style:style>
    <style:style style:name="T2" style:family="text">
      <style:text-properties fo:color="#ff3333" style:font-name="Droid Sans Mono" fo:font-size="201.899993896484pt" style:font-size-asian="201.899993896484pt" style:font-size-complex="201.899993896484pt"/>
    </style:style>
    <style:style style:name="T3" style:family="text">
      <style:text-properties fo:color="#3333ff" style:font-name="Droid Sans Mono" fo:font-size="201.899993896484pt" style:font-size-asian="201.899993896484pt" style:font-size-complex="201.899993896484pt"/>
    </style:style>
    <style:style style:name="T4" style:family="text">
      <style:text-properties style:font-name="Droid Sans Mono" fo:font-size="201.899993896484pt" style:font-size-asian="201.899993896484pt" style:font-size-complex="201.89999389648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858cm" svg:height="25.13cm" svg:x="0.7cm" svg:y="-0.416cm">
          <draw:text-box>
            <text:p text:style-name="P1"><text:span text:style-name="T1">L</text:span><text:span text:style-name="T2">S</text:span><text:span text:style-name="T3">H</text:span><text:span text:style-name="T4">DW</text:span><text:span text:style-name="T1">I</text:span><text:span text:style-name="T2">G</text:span><text:span text:style-name="T3">H</text:span><text:span text:style-name="T4">DW</text:span><text:span text:style-name="T1">I</text:span><text:span text:style-name="T2">G</text:span><text:span text:style-name="T3">H</text:span><text:span text:style-name="T4">N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5-07-11T15:40:52.324880609</dc:date>
    <dc:creator>Fernando Bachega</dc:creator>
    <meta:editing-duration>PT2M53S</meta:editing-duration>
    <meta:editing-cycles>3</meta:editing-cycles>
    <meta:generator>LibreOffice/4.1.3.2$Linux_X86_64 LibreOffice_project/410m0$Build-2</meta:generator>
    <meta:document-statistic meta:object-count="1"/>
  </office:meta>
</office:document-meta>
</file>